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ff3333" fo:font-family="'Ubuntu Mono'" style:font-pitch="fixed" fo:font-size="24pt" style:font-size-asian="24pt" style:font-size-complex="24pt"/>
    </style:style>
    <style:style style:name="T21" style:family="text">
      <style:text-properties style:use-window-font-color="true" fo:font-family="'Ubuntu Mono'" style:font-pitch="fixed" fo:font-size="24pt" style:font-size-asian="24pt" style:font-size-complex="2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3333" fo:font-family="'Andale Mono'" style:font-pitch="fixed" fo:font-size="24pt" style:font-size-asian="24pt" style:font-size-complex="24pt"/>
    </style:style>
    <style:style style:name="T24" style:family="text">
      <style:text-properties fo:font-family="'Ubuntu Mono'" style:font-pitch="fixed" fo:font-size="28pt" style:font-size-asian="28pt" style:font-size-complex="28pt"/>
    </style:style>
    <style:style style:name="T25" style:family="text">
      <style:text-properties fo:color="#ff3333" fo:font-family="'Ubuntu Mono'" style:font-pitch="fixed" fo:font-size="28pt" style:font-size-asian="28pt" style:font-size-complex="28pt"/>
    </style:style>
    <style:style style:name="T26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4">./check_radius_adv -r pcXX.sse.ws.afnog.org -u afnog -p afnog -s afnog</text:span></text:p>
                  </text:list-item>
                  <text:list-item>
                    <text:p><text:span text:style-name="T15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./check_radius/check_radius_adv -r localhost -u afnog -p afnog -s testing123</text:span></text:p>
                  </text:list-item>
                  <text:list-item>
                    <text:p><text:span text:style-name="T19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0">sudo pkg install base64</text:span></text:p>
                  </text:list-item>
                  <text:list-item>
                    <text:p><text:span text:style-name="T20">dd if=/dev/random bs=16 count=1 | base64</text:span></text:p>
                  </text:list-item>
                  <text:list-item>
                    <text:p><text:span text:style-name="T21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2">at the beginning</text:span> of the file:</text:p>
                  </text:list-item>
                  <text:list-item>
                    <text:p><text:span text:style-name="T17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23"> authorize {…} </text:span>section</text:p>
                  </text:list-item>
                  <text:list-item>
                    <text:p>Find the<text:span text:style-name="T23"> users </text:span>line in that section</text:p>
                  </text:list-item>
                  <text:list-item>
                    <text:p>Move that line above the<text:span text:style-name="T23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4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25">tail /var/log/auth.log</text:span><text:span text:style-name="T18">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2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4">Invalid user john from ...</text:span></text:p>
                  </text:list-item>
                  <text:list-item>
                    <text:p>Create the user by running:<text:span text:style-name="T24"> </text:span><text:span text:style-name="T25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6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09:46:48</dc:date>
    <meta:editing-cycles>617</meta:editing-cycles>
    <meta:editing-duration>P11DT1H39M59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